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A00000098AD6F2C35.png"/>
  <manifest:file-entry manifest:media-type="image/png" manifest:full-path="Pictures/10000000000001CB0000010007CEB091.png"/>
  <manifest:file-entry manifest:media-type="image/png" manifest:full-path="Pictures/10000000000001450000012B2010EEB4.png"/>
  <manifest:file-entry manifest:media-type="image/png" manifest:full-path="Pictures/1000000000000182000000D9A747704E.png"/>
  <manifest:file-entry manifest:media-type="image/png" manifest:full-path="Pictures/10000000000001760000011D7CE5B4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Trebuchet MS" svg:font-family="'Trebuchet MS'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dor</text:p>
      <text:p text:style-name="Standard"/>
      <text:p text:style-name="Standard"/>
      <text:p text:style-name="Standard"><draw:frame draw:style-name="fr1" draw:name="gráficos1" text:anchor-type="paragraph" svg:width="8.599cm" svg:height="7.911cm" draw:z-index="2"><draw:image xlink:href="Pictures/10000000000001450000012B2010EEB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liente</text:p>
      <text:p text:style-name="P1"/>
      <text:p text:style-name="P1"/>
      <text:p text:style-name="P1"><draw:frame draw:style-name="fr1" draw:name="gráficos3" text:anchor-type="paragraph" svg:width="10.213cm" svg:height="5.741cm" draw:z-index="3"><draw:image xlink:href="Pictures/1000000000000182000000D9A747704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">Model</text:span></text:p>
      <text:p text:style-name="P2"/>
      <text:p text:style-name="P2"><draw:frame draw:style-name="fr1" draw:name="gráficos4" text:anchor-type="paragraph" svg:width="9.895cm" svg:height="7.541cm" draw:z-index="0"><draw:image xlink:href="Pictures/10000000000001760000011D7CE5B47A.png" xlink:type="simple" xlink:show="embed" xlink:actuate="onLoad"/></draw:frame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tab/>IsoView</text:p>
      <text:p text:style-name="P2"/>
      <text:p text:style-name="P2"><draw:frame draw:style-name="fr1" draw:name="gráficos5" text:anchor-type="paragraph" svg:width="12.144cm" svg:height="6.773cm" draw:z-index="1"><draw:image xlink:href="Pictures/10000000000001CB0000010007CEB09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mun</text:p>
      <text:p text:style-name="P1"><draw:frame draw:style-name="fr1" draw:name="gráficos2" text:anchor-type="paragraph" svg:width="10.425cm" svg:height="4.022cm" draw:z-index="4"><draw:image xlink:href="Pictures/100000000000018A00000098AD6F2C3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Trebuchet MS" svg:font-family="'Trebuchet MS'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0pt" fo:language="es" fo:country="E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fo:font-size="12pt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size="12pt" style:font-size-asian="12pt"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3-24T17:53:39</meta:creation-date>
    <dc:date>2008-04-08T16:11:54</dc:date>
    <meta:editing-cycles>3</meta:editing-cycles>
    <meta:editing-duration>PT1H25M30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2" meta:paragraph-count="6" meta:word-count="5" meta:character-count="35"/>
  </office:meta>
</office:document-meta>
</file>